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Types.B1" style:family="table-cell">
      <style:table-cell-properties fo:padding="0.0382in" fo:border="0.05pt solid #000000"/>
    </style:style>
    <style:style style:name="DataTypes.A2" style:family="table-cell">
      <style:table-cell-properties fo:padding="0.0382in" fo:border-left="0.05pt solid #000000" fo:border-right="none" fo:border-top="none" fo:border-bottom="0.05pt solid #000000"/>
    </style:style>
    <style:style style:name="DataType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a656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bf4d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1f02e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1f02e8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paragraph-rsid="001f02e8"/>
    </style:style>
    <style:style style:name="P19" style:family="paragraph" style:parent-style-name="Table_20_Contents">
      <style:paragraph-properties fo:text-align="start" style:justify-single-word="false"/>
      <style:text-properties officeooo:paragraph-rsid="001f7a9c"/>
    </style:style>
    <style:style style:name="P20" style:family="paragraph" style:parent-style-name="Table_20_Heading">
      <style:text-properties officeooo:paragraph-rsid="001f02e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vendell Web Interface API</text:p>
      <text:p text:style-name="P2"/>
      <text:p text:style-name="P7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4">TYPE</text:p>
          </table:table-cell>
          <table:table-cell table:style-name="DataTypes.B1" office:value-type="string">
            <text:p text:style-name="P14">DESCRIPTION</text:p>
          </table:table-cell>
        </table:table-row>
        <table:table-row>
          <table:table-cell table:style-name="DataTypes.A2" office:value-type="string">
            <text:p text:style-name="P14">DateTime</text:p>
          </table:table-cell>
          <table:table-cell table:style-name="DataTypes.B2" office:value-type="string">
            <text:p text:style-name="P13">Absolute datetime string, as defined in section 3.3.1 of RFC 2616</text:p>
            <text:p text:style-name="P13">e.g. 'Mon, 23 Jul 2010 13:00:00 GMT'</text:p>
          </table:table-cell>
        </table:table-row>
        <table:table-row>
          <table:table-cell table:style-name="DataTypes.A2" office:value-type="string">
            <text:p text:style-name="P14">String</text:p>
          </table:table-cell>
          <table:table-cell table:style-name="DataTypes.B2" office:value-type="string">
            <text:p text:style-name="P13">Text data, encoded</text:p>
          </table:table-cell>
        </table:table-row>
        <table:table-row>
          <table:table-cell table:style-name="DataTypes.A2" office:value-type="string">
            <text:p text:style-name="P14">Time</text:p>
          </table:table-cell>
          <table:table-cell table:style-name="DataTypes.B2" office:value-type="string">
            <text:p text:style-name="P13">Relative time, in format 'HH:MM:SS'</text:p>
          </table:table-cell>
        </table:table-row>
      </table:table>
      <text:p text:style-name="P8"/>
      <text:p text:style-name="P8"/>
      <text:p text:style-name="P7">Result Reporting</text:p>
      <text:p text:style-name="P2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2"/>
      <text:p text:style-name="P9">&lt;RDWebResult&gt;</text:p>
      <text:p text:style-name="P9">&lt;ResponseCode&gt;<text:span text:style-name="T3">resp_code</text:span>&lt;/ResponseCode&gt;</text:p>
      <text:p text:style-name="P9">&lt;ErrorString&gt;<text:span text:style-name="T3">resp_string</text:span>&lt;/ErrorString&gt;</text:p>
      <text:p text:style-name="P9">&lt;AudioConvertError&gt;<text:span text:style-name="T3">conv_error_code</text:span><text:span text:style-name="T4">&lt;/AudioConvertError&gt;</text:span></text:p>
      <text:p text:style-name="P9">&lt;/RDWebResult&gt;</text:p>
      <text:p text:style-name="P2"/>
      <text:p text:style-name="P2">where:</text:p>
      <text:p text:style-name="P10">resp_code<text:span text:style-name="T4"> – The HTTP result code, as defined in RFC2616</text:span></text:p>
      <text:p text:style-name="P10">resp_string<text:span text:style-name="T4"> – A text string describing the result, suitable for displaying in a UI</text:span></text:p>
      <text:p text:style-name="P10">conv_error_code<text:span text:style-name="T4"> – An extended error code from the audio converter routines. <text:s/>These values are</text:span></text:p>
      <text:p text:style-name="P11"><text:s text:c="31"/>defined in RDAudioConvert::ErrorCode in 'lib/rdaudioconvert.h'. <text:s/>This parameter</text:p>
      <text:p text:style-name="P11"><text:s text:c="31"/>is optional.</text:p>
      <text:p text:style-name="P2"/>
      <text:p text:style-name="P2"/>
      <text:p text:style-name="P1">Export</text:p>
      <text:p text:style-name="P2">Command Code: RDREPL_COMMAND_EXPORT</text:p>
      <text:p text:style-name="P2"/>
      <text:p text:style-name="P2">Description:</text:p>
      <text:p text:style-name="P3">Get the next available package.</text:p>
      <text:p text:style-name="P2"/>
      <text:p text:style-name="P2"/>
      <text:p text:style-name="P2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12">COMMAND</text:p>
          </table:table-cell>
          <table:table-cell table:style-name="Table6.B2" office:value-type="float" office:value="1">
            <text:p text:style-name="P12">1</text:p>
          </table:table-cell>
          <table:table-cell table:style-name="Table6.C3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REPLICATOR_NAME</text:p>
          </table:table-cell>
          <table:table-cell table:style-name="Table6.A2" office:value-type="string">
            <text:p text:style-name="P12">Rivendell User Name</text:p>
          </table:table-cell>
          <table:table-cell table:style-name="Table6.C3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PASSWORD</text:p>
          </table:table-cell>
          <table:table-cell table:style-name="Table6.A2" office:value-type="string">
            <text:p text:style-name="P12">Login Password</text:p>
          </table:table-cell>
          <table:table-cell table:style-name="Table6.C4" office:value-type="string">
            <text:p text:style-name="P12">Mandatory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Import</text:p>
      <text:p text:style-name="P2">Command Code: RDREPL_COMMAND_IMPORT</text:p>
      <text:p text:style-name="P2"/>
      <text:p text:style-name="P2">Description:</text:p>
      <text:p text:style-name="P4">Send a package.</text:p>
      <text:p text:style-name="P2"/>
      <text:p text:style-name="P6"><text:span text:style-name="T1">NOTE: The method must be called with </text:span><text:bookmark text:name="line1"/><text:span text:style-name="T1">'</text:span><text:span text:style-name="T1">multipart/form-data' encoding.</text:span></text:p>
      <text:p text:style-name="P2"/>
      <text:p text:style-name="P2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12">COMMAND</text:p>
          </table:table-cell>
          <table:table-cell table:style-name="Table7.B2" office:value-type="float" office:value="2">
            <text:p text:style-name="P12">2</text:p>
          </table:table-cell>
          <table:table-cell table:style-name="Table7.C5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REPLICATOR_NAME</text:p>
          </table:table-cell>
          <table:table-cell table:style-name="Table7.A2" office:value-type="string">
            <text:p text:style-name="P12">Replicator Name</text:p>
          </table:table-cell>
          <table:table-cell table:style-name="Table7.C5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PASSWORD</text:p>
          </table:table-cell>
          <table:table-cell table:style-name="Table7.A2" office:value-type="string">
            <text:p text:style-name="P12">Replicator URL Password</text:p>
          </table:table-cell>
          <table:table-cell table:style-name="Table7.C4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FILENAME</text:p>
          </table:table-cell>
          <table:table-cell table:style-name="Table7.A2" office:value-type="string">
            <text:p text:style-name="P12">Binary package file data</text:p>
          </table:table-cell>
          <table:table-cell table:style-name="Table7.C5" office:value-type="string">
            <text:p text:style-name="P12">Mandatory</text:p>
          </table:table-cell>
        </table:table-row>
      </table:table>
      <text:p text:style-name="P2"/>
      <text:p text:style-name="P2"/>
      <text:p text:style-name="P17">Acknowledge</text:p>
      <text:p text:style-name="P16">Command Code: RDREPL_COMMAND_ACK</text:p>
      <text:p text:style-name="P16"/>
      <text:p text:style-name="P16">Description:</text:p>
      <text:p text:style-name="P16">Acknowledge receipt and processing of current package. <text:s/>This will cause the remote system to delete the package.</text:p>
      <text:p text:style-name="P16"/>
      <text:p text:style-name="P16"/>
      <text:p text:style-name="P16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FIELD NAME</text:p>
          </table:table-cell>
          <table:table-cell table:style-name="Table1.A1" office:value-type="string">
            <text:p text:style-name="P20">MEANING</text:p>
          </table:table-cell>
          <table:table-cell table:style-name="Table1.C1" office:value-type="string">
            <text:p text:style-name="P20">REMARKS</text:p>
          </table:table-cell>
        </table:table-row>
        <table:table-row>
          <table:table-cell table:style-name="Table1.A2" office:value-type="string">
            <text:p text:style-name="P18">COMMAND</text:p>
          </table:table-cell>
          <table:table-cell table:style-name="Table1.B2" office:value-type="float" office:value="3">
            <text:p text:style-name="P19">3</text:p>
          </table:table-cell>
          <table:table-cell table:style-name="Table1.C3" office:value-type="string">
            <text:p text:style-name="P18">Mandatory</text:p>
          </table:table-cell>
        </table:table-row>
        <table:table-row>
          <table:table-cell table:style-name="Table1.A2" office:value-type="string">
            <text:p text:style-name="P18">REPLICATOR_NAME</text:p>
          </table:table-cell>
          <table:table-cell table:style-name="Table1.A2" office:value-type="string">
            <text:p text:style-name="P18">Rivendell User Name</text:p>
          </table:table-cell>
          <table:table-cell table:style-name="Table1.C3" office:value-type="string">
            <text:p text:style-name="P18">Mandatory</text:p>
          </table:table-cell>
        </table:table-row>
        <table:table-row>
          <table:table-cell table:style-name="Table1.A2" office:value-type="string">
            <text:p text:style-name="P18">PASSWORD</text:p>
          </table:table-cell>
          <table:table-cell table:style-name="Table1.A2" office:value-type="string">
            <text:p text:style-name="P18">Login Password</text:p>
          </table:table-cell>
          <table:table-cell table:style-name="Table1.C4" office:value-type="string">
            <text:p text:style-name="P18">Mandatory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dale Mono" fo:font-size="10pt" style:font-name-asian="Andale Mono" style:font-size-asian="10pt" style:font-name-complex="Andale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10T17:29:52</meta:creation-date>
    <dc:date>2015-02-19T16:02:59</dc:date>
    <meta:editing-duration>P2DT11H46M33S</meta:editing-duration>
    <meta:editing-cycles>64</meta:editing-cycles>
    <meta:generator>LibreOffice/4.0.4.2$Linux_X86_64 LibreOffice_project/400m0$Build-2</meta:generator>
    <dc:creator>Fred Gleason</dc:creator>
    <meta:document-statistic meta:table-count="4" meta:image-count="0" meta:object-count="0" meta:page-count="2" meta:paragraph-count="79" meta:word-count="232" meta:character-count="1801" meta:non-whitespace-character-count="1580"/>
    <meta:user-defined meta:name="Info 1"/>
    <meta:user-defined meta:name="Info 2"/>
    <meta:user-defined meta:name="Info 3"/>
    <meta:user-defined meta:name="Info 4"/>
  </office:meta>
</office:document-meta>
</file>